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30F470C29ECC73D78EA.png" manifest:media-type="image/png"/>
  <manifest:file-entry manifest:full-path="Pictures/1000000100000484000001DD77EEDE8487304106.png" manifest:media-type="image/png"/>
  <manifest:file-entry manifest:full-path="Pictures/10000001000001190000030F05E1656D3AC53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1.337cm" fo:min-width="1.405cm"/>
      <style:paragraph-properties style:writing-mode="lr-tb"/>
    </style:style>
    <style:style style:name="gr3" style:family="graphic" style:parent-style-name="standard">
      <style:graphic-properties svg:stroke-color="#ffffff" draw:fill-color="#b4c7dc" draw:textarea-horizontal-align="justify" draw:textarea-vertical-align="middle" draw:auto-grow-height="false" fo:min-height="0.385cm" fo:min-width="1.405cm"/>
      <style:paragraph-properties style:writing-mode="lr-tb"/>
    </style:style>
    <style:style style:name="gr4" style:family="graphic" style:parent-style-name="objectwithoutfill">
      <style:graphic-properties svg:stroke-width="0.081cm" svg:stroke-color="#44320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972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7b5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ffffff" draw:fill-color="#ffffff" draw:opacity="50%" draw:opacity-name="" draw:textarea-horizontal-align="justify" draw:textarea-vertical-align="middle" draw:auto-grow-height="false" fo:min-height="1.337cm" fo:min-width="0.453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50%" draw:opacity-name="" draw:textarea-horizontal-align="justify" draw:textarea-vertical-align="middle" draw:auto-grow-height="false" fo:min-height="0.385cm" fo:min-width="0.45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50%" draw:opacity-name="" draw:textarea-horizontal-align="justify" draw:textarea-vertical-align="middle" draw:auto-grow-height="false" fo:min-height="1.337cm" fo:min-width="1.289cm"/>
      <style:paragraph-properties style:writing-mode="lr-tb"/>
    </style:style>
    <style:style style:name="gr13" style:family="graphic" style:parent-style-name="standard">
      <style:graphic-properties svg:stroke-color="#ffffff" draw:fill-color="#b4c7dc" draw:textarea-horizontal-align="justify" draw:textarea-vertical-align="middle" draw:auto-grow-height="false" fo:min-height="0.384cm" fo:min-width="1.405cm"/>
      <style:paragraph-properties style:writing-mode="lr-tb"/>
    </style:style>
    <style:style style:name="gr14" style:family="graphic" style:parent-style-name="standard">
      <style:graphic-properties svg:stroke-color="#ffffff" draw:fill-color="#ffffff" draw:opacity="50%" draw:opacity-name="" draw:textarea-horizontal-align="justify" draw:textarea-vertical-align="middle" draw:auto-grow-height="false" fo:min-height="1.337cm" fo:min-width="2.022cm"/>
      <style:paragraph-properties style:writing-mode="lr-tb"/>
    </style:style>
    <style:style style:name="gr15" style:family="graphic" style:parent-style-name="standard">
      <style:graphic-properties svg:stroke-color="#ffffff" draw:textarea-horizontal-align="justify" draw:textarea-vertical-align="middle" draw:auto-grow-height="false" fo:min-height="1.568cm" fo:min-width="1.405cm"/>
      <style:paragraph-properties style:writing-mode="lr-tb"/>
    </style:style>
    <style:style style:name="gr16" style:family="graphic" style:parent-style-name="standard" style:list-style-name="L1">
      <style:graphic-properties svg:stroke-color="#ffffff" draw:textarea-horizontal-align="justify" draw:textarea-vertical-align="middle" draw:auto-grow-height="false" fo:min-height="2.925cm" fo:min-width="1.405cm"/>
      <style:paragraph-properties style:writing-mode="lr-tb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 fo:min-height="1.972cm" fo:min-width="1.405cm"/>
      <style:paragraph-properties style:writing-mode="lr-tb"/>
    </style:style>
    <style:style style:name="gr18" style:family="graphic" style:parent-style-name="standard">
      <style:graphic-properties svg:stroke-color="#ffffff" draw:fill-color="#ffaa95" draw:textarea-horizontal-align="justify" draw:textarea-vertical-align="middle" draw:auto-grow-height="false" fo:min-height="0.702cm" fo:min-width="4.2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-color="#b4c7dc"/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 draw:opacity="50%"/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ff" draw:opacity="50%"/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-color="#ffffff" draw:opacity="50%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ffaa95"/>
      <style:paragraph-properties fo:text-align="center"/>
    </style:style>
    <style:style style:name="T1" style:family="text">
      <style:text-properties fo:font-size="7pt" fo:background-color="#ff4000" style:font-size-asian="7pt" style:font-size-complex="7pt"/>
    </style:style>
    <style:style style:name="T2" style:family="text">
      <style:text-properties fo:font-size="7pt" fo:background-color="#ff972f" style:font-size-asian="7pt" style:font-size-complex="7pt"/>
    </style:style>
    <style:style style:name="T3" style:family="text">
      <style:text-properties fo:font-size="7pt" fo:background-color="#ffff00" style:font-size-asian="7pt" style:font-size-complex="7pt"/>
    </style:style>
    <style:style style:name="T4" style:family="text">
      <style:text-properties fo:font-size="7pt" fo:background-color="#443205" style:font-size-asian="7pt" style:font-size-complex="7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000000" loext:opacity="100%" fo:font-size="7pt" fo:background-color="#ff0000" style:font-size-asian="7pt" style:font-size-complex="7pt"/>
    </style:style>
    <style:style style:name="T7" style:family="text">
      <style:text-properties fo:font-size="7pt" fo:background-color="#ff0000" style:font-size-asian="7pt" style:font-size-complex="7pt"/>
    </style:style>
    <style:style style:name="T8" style:family="text">
      <style:text-properties fo:font-size="7pt" fo:background-color="#81d41a" style:font-size-asian="7pt" style:font-size-complex="7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background-color="#ffbf00" style:font-size-asian="7pt" style:font-size-complex="7pt"/>
    </style:style>
    <style:style style:name="T11" style:family="text">
      <style:text-properties fo:font-size="7pt" fo:background-color="#3465a4" style:font-size-asian="7pt" style:font-size-complex="7pt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48cm" svg:height="18.999cm" svg:x="3.17cm" svg:y="1.091cm">
          <draw:image xlink:href="Pictures/10000001000000AB0000030F470C29ECC73D78EA.png" xlink:type="simple" xlink:show="embed" xlink:actuate="onLoad" draw:mime-type="image/png">
            <text:p/>
          </draw:image>
        </draw:frame>
        <draw:g>
          <draw:custom-shape draw:style-name="gr2" draw:text-style-name="P3" draw:layer="layout" svg:width="1.905cm" svg:height="1.587cm" svg:x="7.35cm" svg:y="18.145cm">
            <text:p text:style-name="P1"><text:span text:style-name="T1">1 VCC_W</text:span></text:p>
            <text:p text:style-name="P2"><text:span text:style-name="T2">2 UPDI</text:span></text:p>
            <text:p text:style-name="P2"><text:span text:style-name="T3">3 SDA</text:span></text:p>
            <text:p text:style-name="P2"><text:span text:style-name="T3">4 SCL</text:span></text:p>
            <text:p text:style-name="P2"><text:span text:style-name="T4">5 GN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905cm" svg:height="0.635cm" svg:x="7.35cm" svg:y="17.51cm">
            <text:p text:style-name="P1"><text:span text:style-name="T5">Com conn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4.81cm" svg:y1="18.462cm" svg:x2="6.397cm" svg:y2="18.462cm">
            <text:p/>
          </draw:line>
          <draw:line draw:style-name="gr5" draw:text-style-name="P5" draw:layer="layout" svg:x1="4.811cm" svg:y1="18.662cm" svg:x2="6.398cm" svg:y2="18.662cm">
            <text:p/>
          </draw:line>
          <draw:line draw:style-name="gr5" draw:text-style-name="P5" draw:layer="layout" svg:x1="4.811cm" svg:y1="18.962cm" svg:x2="6.398cm" svg:y2="18.962cm">
            <text:p/>
          </draw:line>
          <draw:line draw:style-name="gr6" draw:text-style-name="P5" draw:layer="layout" svg:x1="4.811cm" svg:y1="19.262cm" svg:x2="6.398cm" svg:y2="19.262cm">
            <text:p/>
          </draw:line>
          <draw:line draw:style-name="gr7" draw:text-style-name="P5" draw:layer="layout" svg:x1="4.811cm" svg:y1="19.562cm" svg:x2="6.398cm" svg:y2="19.562cm">
            <text:p/>
          </draw:line>
          <draw:line draw:style-name="gr5" draw:text-style-name="P5" draw:layer="layout" svg:x1="6.715cm" svg:y1="18.78cm" svg:x2="7.032cm" svg:y2="18.78cm">
            <text:p/>
          </draw:line>
          <draw:line draw:style-name="gr5" draw:text-style-name="P5" draw:layer="layout" svg:x1="7.032cm" svg:y1="19.097cm" svg:x2="7.032cm" svg:y2="12.112cm">
            <text:p/>
          </draw:line>
          <draw:line draw:style-name="gr4" draw:text-style-name="P5" draw:layer="layout" svg:x1="4.811cm" svg:y1="18.462cm" svg:x2="3.857cm" svg:y2="16.875cm">
            <text:p/>
          </draw:line>
          <draw:line draw:style-name="gr8" draw:text-style-name="P5" draw:layer="layout" svg:x1="4.812cm" svg:y1="19.562cm" svg:x2="3.699cm" svg:y2="17.56cm">
            <text:p/>
          </draw:line>
          <draw:line draw:style-name="gr6" draw:text-style-name="P5" draw:layer="layout" svg:x1="4.812cm" svg:y1="19.262cm" svg:x2="3.857cm" svg:y2="17.192cm">
            <text:p/>
          </draw:line>
          <draw:line draw:style-name="gr6" draw:text-style-name="P5" draw:layer="layout" svg:x1="4.046cm" svg:y1="16.223cm" svg:x2="3.857cm" svg:y2="17.192cm">
            <text:p/>
          </draw:line>
          <draw:line draw:style-name="gr8" draw:text-style-name="P5" draw:layer="layout" svg:x1="3.738cm" svg:y1="16.24cm" svg:x2="3.716cm" svg:y2="17.582cm">
            <text:p/>
          </draw:line>
          <draw:line draw:style-name="gr9" draw:text-style-name="P5" draw:layer="layout" svg:x1="3.857cm" svg:y1="4.175cm" svg:x2="3.752cm" svg:y2="15.981cm">
            <text:p/>
          </draw:line>
          <draw:line draw:style-name="gr9" draw:text-style-name="P5" draw:layer="layout" svg:x1="3.857cm" svg:y1="7.985cm" svg:x2="5.059cm" svg:y2="7.985cm">
            <text:p/>
          </draw:line>
          <draw:line draw:style-name="gr9" draw:text-style-name="P5" draw:layer="layout" svg:x1="3.857cm" svg:y1="9.885cm" svg:x2="5.059cm" svg:y2="9.885cm">
            <text:p/>
          </draw:line>
          <draw:line draw:style-name="gr9" draw:text-style-name="P5" draw:layer="layout" svg:x1="3.752cm" svg:y1="13.685cm" svg:x2="5.059cm" svg:y2="13.685cm">
            <text:p/>
          </draw:line>
          <draw:line draw:style-name="gr9" draw:text-style-name="P5" draw:layer="layout" svg:x1="3.857cm" svg:y1="4.81cm" svg:x2="4.509cm" svg:y2="4.81cm">
            <text:p/>
          </draw:line>
          <draw:line draw:style-name="gr9" draw:text-style-name="P5" draw:layer="layout" svg:x1="3.752cm" svg:y1="15.494cm" svg:x2="5.059cm" svg:y2="15.485cm">
            <text:p/>
          </draw:line>
          <draw:line draw:style-name="gr5" draw:text-style-name="P5" draw:layer="layout" svg:x1="6.715cm" svg:y1="19.097cm" svg:x2="7.032cm" svg:y2="19.097cm">
            <text:p/>
          </draw:line>
          <draw:line draw:style-name="gr5" draw:text-style-name="P5" draw:layer="layout" svg:x1="5.445cm" svg:y1="12.112cm" svg:x2="7.032cm" svg:y2="12.112cm">
            <text:p/>
          </draw:line>
          <draw:line draw:style-name="gr6" draw:text-style-name="P5" draw:layer="layout" svg:x1="4.011cm" svg:y1="12.467cm" svg:x2="3.986cm" svg:y2="15.939cm">
            <text:p/>
          </draw:line>
          <draw:line draw:style-name="gr6" draw:text-style-name="P5" draw:layer="layout" svg:x1="4.012cm" svg:y1="12.467cm" svg:x2="5.059cm" svg:y2="12.467cm">
            <text:p/>
          </draw:line>
          <draw:custom-shape draw:style-name="gr10" draw:text-style-name="P6" draw:layer="layout" svg:width="0.953cm" svg:height="1.587cm" svg:x="5.869cm" svg:y="18.145cm">
            <text:p text:style-name="P1"><text:span text:style-name="T5">5</text:span></text:p>
            <text:p text:style-name="P1"><text:span text:style-name="T5">4</text:span></text:p>
            <text:p text:style-name="P1"><text:span text:style-name="T5">3</text:span></text:p>
            <text:p text:style-name="P1"><text:span text:style-name="T5">2</text:span></text:p>
            <text:p text:style-name="P1"><text:span text:style-name="T5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0.953cm" svg:height="1.587cm" svg:x="3.338cm" svg:y="16.483cm">
            <text:p text:style-name="P1"><text:span text:style-name="T5">1</text:span></text:p>
            <text:p text:style-name="P1"><text:span text:style-name="T5">2</text:span></text:p>
            <text:p text:style-name="P1"><text:span text:style-name="T5">3</text:span></text:p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3.54cm" svg:y1="11.795cm" svg:x2="3.54cm" svg:y2="16.24cm">
            <text:p/>
          </draw:line>
          <draw:line draw:style-name="gr7" draw:text-style-name="P5" draw:layer="layout" svg:x1="3.857cm" svg:y1="16.24cm" svg:x2="3.54cm" svg:y2="16.241cm">
            <text:p/>
          </draw:line>
          <draw:custom-shape draw:style-name="gr11" draw:text-style-name="P6" draw:layer="layout" svg:width="0.953cm" svg:height="0.635cm" svg:x="3.424cm" svg:y="15.637cm">
            <text:p text:style-name="P1"><text:span text:style-name="T5"/></text:p>
            <text:p text:style-name="P1"><text:span text:style-name="T5">4 2</text:span></text:p>
            <text:p text:style-name="P1"><text:span text:style-name="T5">3 1</text:span></text:p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3.54cm" svg:y1="11.795cm" svg:x2="5.127cm" svg:y2="11.795cm">
            <text:p/>
          </draw:line>
          <draw:custom-shape draw:style-name="gr12" draw:text-style-name="P6" draw:layer="layout" svg:width="1.789cm" svg:height="1.587cm" svg:x="4.175cm" svg:y="4.175cm">
            <text:p text:style-name="P1"><text:span text:style-name="T5">1 <text:s/>2 <text:s/>3 <text:s/>4 <text:s/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905cm" svg:height="1.587cm" svg:x="1.317cm" svg:y="17.574cm">
            <text:p text:style-name="P1"><text:span text:style-name="T4">1 GND</text:span></text:p>
            <text:p text:style-name="P1"><text:span text:style-name="T2">2 UPDI</text:span></text:p>
            <text:p text:style-name="P1"><text:span text:style-name="T1">3 VCC_W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905cm" svg:height="0.634cm" svg:x="1.317cm" svg:y="16.94cm">
            <text:p text:style-name="P1"><text:span text:style-name="T5">Programm por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905cm" svg:height="1.587cm" svg:x="1.317cm" svg:y="14.97cm">
            <text:p text:style-name="P1"><text:span text:style-name="T2">1 UPDI_W</text:span></text:p>
            <text:p text:style-name="P1"><text:span text:style-name="T2">2 UPDI</text:span></text:p>
            <text:p text:style-name="P1"><text:span text:style-name="T1">3 VCC_W</text:span></text:p>
            <text:p text:style-name="P1"><text:span text:style-name="T6">4 VC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905cm" svg:height="0.634cm" svg:x="1.317cm" svg:y="14.336cm">
            <text:p text:style-name="P1"><text:span text:style-name="T5">Jump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905cm" svg:height="1.587cm" svg:x="1.317cm" svg:y="4.493cm">
            <text:p text:style-name="P1"><text:span text:style-name="T7">1 Vcc</text:span></text:p>
            <text:p text:style-name="P1"><text:span text:style-name="T4">2 GND</text:span></text:p>
            <text:p text:style-name="P1"><text:span text:style-name="T8">3 ADC0</text:span></text:p>
            <text:p text:style-name="P1"><text:span text:style-name="T4">4 GND</text:span></text:p>
            <text:p text:style-name="P1"><text:span text:style-name="T8">5 ADC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905cm" svg:height="0.634cm" svg:x="1.317cm" svg:y="3.737cm">
            <text:p text:style-name="P1"><text:span text:style-name="T5">Poti connector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0.663cm" svg:height="4.399cm" svg:x="14.467cm" svg:y="13.428cm">
            <draw:image xlink:href="Pictures/1000000100000484000001DD77EEDE8487304106.png" xlink:type="simple" xlink:show="embed" xlink:actuate="onLoad" draw:mime-type="image/png">
              <text:p/>
            </draw:image>
          </draw:frame>
          <draw:custom-shape draw:style-name="gr14" draw:text-style-name="P8" draw:layer="layout" svg:width="2.522cm" svg:height="1.587cm" svg:x="16.575cm" svg:y="16.075cm">
            <text:p text:style-name="P7"><text:span text:style-name="T9">1 <text:s/>2 <text:s/>3 <text:s/>4 <text:s/>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2.522cm" svg:height="1.587cm" svg:x="17.063cm" svg:y="13.655cm">
            <text:p text:style-name="P3"><text:span text:style-name="T5">6 5 4 3 2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522cm" svg:height="1.587cm" svg:x="22.999cm" svg:y="15.373cm">
            <text:p text:style-name="P7"><text:span text:style-name="T9">1 2</text:span></text:p>
            <text:p text:style-name="P7"><text:span text:style-name="T9">3 4</text:span></text:p>
            <text:p text:style-name="P7"><text:span text:style-name="T9">5 6</text:span></text:p>
            <text:p text:style-name="P7"><text:span text:style-name="T9">7 8</text:span></text:p>
            <text:p text:style-name="P7"><text:span text:style-name="T9">9 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905cm" svg:height="1.818cm" svg:x="14.15cm" svg:y="16.644cm">
            <text:p text:style-name="P1"><text:span text:style-name="T3">1 SDA</text:span></text:p>
            <text:p text:style-name="P2"><text:span text:style-name="T4">2 GND</text:span></text:p>
            <text:p text:style-name="P2"><text:span text:style-name="T1">3 VCC_W</text:span></text:p>
            <text:p text:style-name="P1"><text:span text:style-name="T3">4 SCL</text:span></text:p>
            <text:p text:style-name="P2"><text:span text:style-name="T4">5 GN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905cm" svg:height="0.635cm" svg:x="14.15cm" svg:y="16.009cm">
            <text:p text:style-name="P1"><text:span text:style-name="T5">Com conn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1.905cm" svg:height="3.175cm" svg:x="25.447cm" svg:y="14.335cm">
            <text:p text:style-name="P2"><text:span text:style-name="T10">1 3V3</text:span></text:p>
            <text:p text:style-name="P2"><text:span text:style-name="T7">2 5v</text:span></text:p>
            <text:p text:style-name="P2"><text:span text:style-name="T3">3 SDA</text:span></text:p>
            <text:p text:style-name="P1"><text:span text:style-name="T7">4 5V</text:span></text:p>
            <text:p text:style-name="P2"><text:span text:style-name="T3">5 SCL</text:span></text:p>
            <text:p text:style-name="P2"><text:span text:style-name="T4">6 GND</text:span></text:p>
            <text:p text:style-name="P2"><text:span text:style-name="T11">7 xxx</text:span></text:p>
            <text:p text:style-name="P2"><text:span text:style-name="T11">8 xxx</text:span></text:p>
            <text:p text:style-name="P2"><text:span text:style-name="T4">9 GND</text:span></text:p>
            <text:p text:style-name="P2"><text:span text:style-name="T11">10 xx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905cm" svg:height="0.635cm" svg:x="25.447cm" svg:y="13.7cm">
            <text:p text:style-name="P1"><text:span text:style-name="T5">RPI</text:span></text:p>
            <text:p text:style-name="P1"><text:span text:style-name="T5">Conn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" draw:layer="layout" svg:width="1.905cm" svg:height="2.222cm" svg:x="17.292cm" svg:y="11.295cm">
            <text:p text:style-name="P1"><text:span text:style-name="T3">1 GND</text:span></text:p>
            <text:p text:style-name="P2"><text:span text:style-name="T7">2 5v</text:span></text:p>
            <text:p text:style-name="P2"><text:span text:style-name="T11">3 x</text:span></text:p>
            <text:p text:style-name="P1"><text:span text:style-name="T11">4 x</text:span></text:p>
            <text:p text:style-name="P2"><text:span text:style-name="T7">5 5v</text:span></text:p>
            <text:p text:style-name="P2"><text:span text:style-name="T4">6 GN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905cm" svg:height="0.635cm" svg:x="17.292cm" svg:y="10.66cm">
            <text:p text:style-name="P1"><text:span text:style-name="T5">USB-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3.606cm" svg:height="10.05cm" draw:transform="rotate (1.5707963267949) translate (11.946cm 6.737cm)">
            <draw:image xlink:href="Pictures/10000001000001190000030F05E1656D3AC532ED.png" xlink:type="simple" xlink:show="embed" xlink:actuate="onLoad" draw:mime-type="image/png">
              <text:p/>
            </draw:image>
          </draw:frame>
          <draw:custom-shape draw:style-name="gr14" draw:text-style-name="P11" draw:layer="layout" svg:width="2.522cm" svg:height="1.587cm" draw:transform="rotate (1.5707963267949) translate (16.709cm 6.27cm)">
            <text:p text:style-name="P10"><text:span text:style-name="T12">5 4 3 2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905cm" svg:height="1.587cm" svg:x="9.017cm" svg:y="4.493cm">
            <text:p text:style-name="P1"><text:span text:style-name="T7">5 Vcc</text:span></text:p>
            <text:p text:style-name="P1"><text:span text:style-name="T4">4 GND</text:span></text:p>
            <text:p text:style-name="P1"><text:span text:style-name="T8">3 ADC0</text:span></text:p>
            <text:p text:style-name="P1"><text:span text:style-name="T4">2 GND</text:span></text:p>
            <text:p text:style-name="P1"><text:span text:style-name="T8">1 ADC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905cm" svg:height="0.634cm" svg:x="9.017cm" svg:y="3.737cm">
            <text:p text:style-name="P1"><text:span text:style-name="T5">Poti connector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4.763cm" svg:height="0.952cm" svg:x="1.317cm" svg:y="0.365cm">
            <text:p text:style-name="P1">MOC-PCB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4.763cm" svg:height="0.952cm" svg:x="11.795cm" svg:y="12.747cm">
            <text:p text:style-name="P1">RPI-CON-PCB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4.763cm" svg:height="0.952cm" svg:x="8.302cm" svg:y="0.365cm">
            <text:p text:style-name="P1">POTI-PCB</text:p>
            <draw:enhanced-geometry svg:viewBox="0 0 21600 21600" draw:type="rectangle" draw:enhanced-path="M 0 0 L 21600 0 21600 21600 0 21600 0 0 Z N"/>
          </draw:custom-shape>
        </draw:g>
        <officeooo:annotation svg:x="0cm" svg:y="0cm">
          <dc:date>2023-01-16T12:29:21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12:23:43.508000000</meta:creation-date>
    <dc:date>2023-01-16T13:28:20.164000000</dc:date>
    <meta:editing-duration>PT1H4M37S</meta:editing-duration>
    <meta:editing-cycles>1</meta:editing-cycles>
    <meta:document-statistic meta:object-count="56"/>
    <meta:generator>LibreOffice/7.4.1.2$Windows_X86_64 LibreOffice_project/3c58a8f3a960df8bc8fd77b461821e42c061c5f0</meta:generator>
  </office:meta>
</office:document-meta>
</file>